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position="super 58%"/>
    </style:style>
    <style:style style:name="P3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UTES:</text:p>
      <text:p text:style-name="P2"/>
      <text:p text:style-name="Standard"><text:span text:style-name="T1">Friday 22th</text:span> November 2013</text:p>
      <text:p text:style-name="Standard">3 – 4 pm</text:p>
      <text:p text:style-name="Standard"/>
      <text:p text:style-name="Standard">ATTENDED: Louis and Declan</text:p>
      <text:p text:style-name="Standard"/>
      <text:p text:style-name="Standard"/>
      <text:p text:style-name="P4">Design Spec and prototype</text:p>
      <text:p text:style-name="P4"/>
      <text:p text:style-name="P5">Decided that Declan doesn't need to create the class diagram as it would be automatically generated when Louis finishes his <text:s/>Class Interface Descriptions. To split the work evenly, Declan is now doing half of the Class interface descriptions. </text:p>
      <text:p text:style-name="P4"/>
      <text:p text:style-name="P3">Action: Louis – Finish half of the class interface descriptions and commit to Git Hub</text:p>
      <text:p text:style-name="P3">Action: Declan – Same as above.</text:p>
      <text:p text:style-name="P3"/>
      <text:p text:style-name="P3"/>
      <text:p text:style-name="P3">Louis:</text:p>
      <text:p text:style-name="P3"/>
      <text:p text:style-name="P3">Do Odd numbers</text:p>
      <text:p text:style-name="P3"/>
      <text:p text:style-name="P3">Declan:</text:p>
      <text:p text:style-name="P3"/>
      <text:p text:style-name="P3">Do Even numbers</text:p>
      <text:p text:style-name="P3"/>
      <text:p text:style-name="P3">Action: Whoever finishes second must convert descriptions into a UML class diagram. 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clan </meta:initial-creator>
    <meta:creation-date>2013-10-25T15:19:09.17</meta:creation-date>
    <dc:date>2013-11-22T16:06:19.09</dc:date>
    <dc:creator>Declan </dc:creator>
    <meta:editing-duration>PT59M22S</meta:editing-duration>
    <meta:editing-cycles>7</meta:editing-cycles>
    <meta:generator>OpenOffice/4.0.0$Win32 OpenOffice.org_project/400m3$Build-9702</meta:generator>
    <meta:document-statistic meta:table-count="0" meta:image-count="0" meta:object-count="0" meta:page-count="1" meta:paragraph-count="13" meta:word-count="96" meta:character-count="577"/>
  </office:meta>
</office:document-meta>
</file>